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12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ce181e"/>
    </style:style>
    <style:style style:name="ce27" style:family="table-cell" style:parent-style-name="Default" style:data-style-name="N61">
      <style:text-properties style:use-window-font-color="true"/>
    </style:style>
    <style:style style:name="ce28" style:family="table-cell" style:parent-style-name="Default" style:data-style-name="N61">
      <style:text-properties fo:color="#ed1c24"/>
    </style:style>
    <style:style style:name="ce29" style:family="table-cell" style:parent-style-name="Default" style:data-style-name="N61">
      <style:table-cell-properties fo:background-color="#fff200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add58a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 style:data-style-name="N61">
      <style:table-cell-properties fo:background-color="transparent"/>
    </style:style>
    <style:style style:name="ce1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e=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32"/>
          <table:table-cell table:style-name="ce25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25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25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25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32"/>
          <table:table-cell table:style-name="ce25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33"/>
          <table:table-cell table:style-name="ce25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32"/>
          <table:table-cell table:style-name="ce25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32"/>
          <table:table-cell table:style-name="ce25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32"/>
          <table:table-cell table:style-name="ce25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32"/>
          <table:table-cell table:style-name="ce25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32"/>
          <table:table-cell table:style-name="ce25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25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25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25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25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25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25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25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31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31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31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6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31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31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31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31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31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34" office:value-type="float" office:value="1.047" calcext:value-type="float">
            <text:p>1.047</text:p>
          </table:table-cell>
          <table:table-cell table:style-name="ce34" office:value-type="float" office:value="1.0001" calcext:value-type="float">
            <text:p>1.0001</text:p>
          </table:table-cell>
          <table:table-cell table:style-name="ce32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1.835" calcext:value-type="float">
            <text:p>1.835</text:p>
          </table:table-cell>
          <table:table-cell table:style-name="ce34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31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1.441" calcext:value-type="float">
            <text:p>1.441</text:p>
          </table:table-cell>
          <table:table-cell table:style-name="ce34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31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1.193" calcext:value-type="float">
            <text:p>1.193</text:p>
          </table:table-cell>
          <table:table-cell table:style-name="ce34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31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34" office:value-type="float" office:value="1.096" calcext:value-type="float">
            <text:p>1.096</text:p>
          </table:table-cell>
          <table:table-cell table:style-name="ce34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35" office:value-type="float" office:value="1.025" calcext:value-type="float">
            <text:p>1.025</text:p>
          </table:table-cell>
          <table:table-cell table:style-name="ce35" office:value-type="float" office:value="1.00002" calcext:value-type="float">
            <text:p>1.00002</text:p>
          </table:table-cell>
          <table:table-cell table:style-name="ce35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31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31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1.0027" calcext:value-type="float">
            <text:p>1.0027</text:p>
          </table:table-cell>
          <table:table-cell table:style-name="ce34" office:value-type="float" office:value="0.9945" calcext:value-type="float">
            <text:p>0.9945</text:p>
          </table:table-cell>
          <table:table-cell table:style-name="ce32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31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0.9988" calcext:value-type="float">
            <text:p>0.9988</text:p>
          </table:table-cell>
          <table:table-cell table:style-name="ce34" office:value-type="float" office:value="1.0011" calcext:value-type="float">
            <text:p>1.0011</text:p>
          </table:table-cell>
          <table:table-cell table:style-name="ce36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8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31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31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31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25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31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25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31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25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25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25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</table:table>
      <table:table table:name="pe=1000" table:style-name="ta1">
        <table:table-column table:style-name="co1" table:number-columns-repeated="8" table:default-cell-style-name="Default"/>
        <table:table-column table:style-name="co1" table:default-cell-style-name="ce2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0.002" calcext:value-type="float">
            <text:p>2.00E-03</text:p>
          </table:table-cell>
          <table:table-cell table:style-name="ce25" office:value-type="float" office:value="0.0000229" calcext:value-type="float">
            <text:p>2.29E-05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5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.5" calcext:value-type="float">
            <text:p>2.5</text:p>
          </table:table-cell>
          <table:table-cell table:formula="of:=[.$B$2]*[.$D$2]/[.C6]" office:value-type="float" office:value="0.000000916" calcext:value-type="float">
            <text:p>9.16E-07</text:p>
          </table:table-cell>
          <table:table-cell table:formula="of:=[.$C$2]*[.$D$2]/[.C6]/[.C6]" office:value-type="float" office:value="0.000000007328" calcext:value-type="float">
            <text:p>7.328E-09</text:p>
          </table:table-cell>
          <table:table-cell table:formula="of:=[.D6]*[.D6]" office:value-type="float" office:value="0.000000000000839056" calcext:value-type="float">
            <text:p>8.39056E-13</text:p>
          </table:table-cell>
          <table:table-cell table:formula="of:=[.D6]+[.E6]*2" office:value-type="float" office:value="0.000000930656" calcext:value-type="float">
            <text:p>9.30656E-07</text:p>
          </table:table-cell>
          <table:table-cell table:style-name="ce32"/>
          <table:table-cell table:formula="of:=0.99/([.$B$2]/[.C6] + 2*[.$C$2]/[.C6]/[.C6])" office:value-type="float" office:value="24.3602362204724" calcext:value-type="float">
            <text:p>2.44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.25" calcext:value-type="float">
            <text:p>1.25</text:p>
          </table:table-cell>
          <table:table-cell table:formula="of:=[.$B$2]*[.$D$2]/[.C7]" office:value-type="float" office:value="0.000001832" calcext:value-type="float">
            <text:p>1.832E-06</text:p>
          </table:table-cell>
          <table:table-cell table:formula="of:=[.$C$2]*[.$D$2]/[.C7]/[.C7]" office:value-type="float" office:value="0.000000029312" calcext:value-type="float">
            <text:p>2.9312E-08</text:p>
          </table:table-cell>
          <table:table-cell table:formula="of:=[.D7]*[.D7]" office:value-type="float" office:value="0.000000000003356224" calcext:value-type="float">
            <text:p>3.356224E-12</text:p>
          </table:table-cell>
          <table:table-cell table:formula="of:=[.D7]+[.E7]*2" office:value-type="float" office:value="0.000001890624" calcext:value-type="float">
            <text:p>1.890624E-06</text:p>
          </table:table-cell>
          <table:table-cell/>
          <table:table-cell table:formula="of:=0.99/([.$B$2]/[.C7] + 2*[.$C$2]/[.C7]/[.C7])" office:value-type="float" office:value="11.9912790697674" calcext:value-type="float">
            <text:p>1.20E+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0.625" calcext:value-type="float">
            <text:p>0.625</text:p>
          </table:table-cell>
          <table:table-cell table:formula="of:=[.$B$2]*[.$D$2]/[.C8]" office:value-type="float" office:value="0.000003664" calcext:value-type="float">
            <text:p>3.664E-06</text:p>
          </table:table-cell>
          <table:table-cell table:formula="of:=[.$C$2]*[.$D$2]/[.C8]/[.C8]" office:value-type="float" office:value="0.000000117248" calcext:value-type="float">
            <text:p>1.17248E-07</text:p>
          </table:table-cell>
          <table:table-cell table:formula="of:=[.D8]*[.D8]" office:value-type="float" office:value="0.000000000013424896" calcext:value-type="float">
            <text:p>1.3424896E-11</text:p>
          </table:table-cell>
          <table:table-cell table:formula="of:=[.D8]+[.E8]*2" office:value-type="float" office:value="0.000003898496" calcext:value-type="float">
            <text:p>3.898496E-06</text:p>
          </table:table-cell>
          <table:table-cell/>
          <table:table-cell table:formula="of:=0.99/([.$B$2]/[.C8] + 2*[.$C$2]/[.C8]/[.C8])" office:value-type="float" office:value="5.81531954887218" calcext:value-type="float">
            <text:p>5.82E+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0.3125" calcext:value-type="float">
            <text:p>0.3125</text:p>
          </table:table-cell>
          <table:table-cell table:formula="of:=[.$B$2]*[.$D$2]/[.C9]" office:value-type="float" office:value="0.000007328" calcext:value-type="float">
            <text:p>7.328E-06</text:p>
          </table:table-cell>
          <table:table-cell table:formula="of:=[.$C$2]*[.$D$2]/[.C9]/[.C9]" office:value-type="float" office:value="0.000000468992" calcext:value-type="float">
            <text:p>4.68992E-07</text:p>
          </table:table-cell>
          <table:table-cell table:formula="of:=[.D9]*[.D9]" office:value-type="float" office:value="0.000000000053699584" calcext:value-type="float">
            <text:p>5.3699584E-11</text:p>
          </table:table-cell>
          <table:table-cell table:formula="of:=[.D9]+[.E9]*2" office:value-type="float" office:value="0.000008265984" calcext:value-type="float">
            <text:p>8.265984E-06</text:p>
          </table:table-cell>
          <table:table-cell/>
          <table:table-cell table:formula="of:=0.99/([.$B$2]/[.C9] + 2*[.$C$2]/[.C9]/[.C9])" office:value-type="float" office:value="2.74268617021277" calcext:value-type="float">
            <text:p>2.74E+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0.15625" calcext:value-type="float">
            <text:p>0.15625</text:p>
          </table:table-cell>
          <table:table-cell table:formula="of:=[.$B$2]*[.$D$2]/[.C10]" office:value-type="float" office:value="0.000014656" calcext:value-type="float">
            <text:p>1.4656E-05</text:p>
          </table:table-cell>
          <table:table-cell table:formula="of:=[.$C$2]*[.$D$2]/[.C10]/[.C10]" office:value-type="float" office:value="0.000001875968" calcext:value-type="float">
            <text:p>1.875968E-06</text:p>
          </table:table-cell>
          <table:table-cell table:formula="of:=[.D10]*[.D10]" office:value-type="float" office:value="0.000000000214798336" calcext:value-type="float">
            <text:p>2.14798336E-10</text:p>
          </table:table-cell>
          <table:table-cell table:formula="of:=[.D10]+[.E10]*2" office:value-type="float" office:value="0.000018407936" calcext:value-type="float">
            <text:p>1.8407936E-05</text:p>
          </table:table-cell>
          <table:table-cell table:style-name="ce32"/>
          <table:table-cell table:formula="of:=0.99/([.$B$2]/[.C10] + 2*[.$C$2]/[.C10]/[.C10])" office:value-type="float" office:value="1.23158837579618" calcext:value-type="float">
            <text:p>1.23E+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0.078125" calcext:value-type="float">
            <text:p>0.078125</text:p>
          </table:table-cell>
          <table:table-cell table:formula="of:=[.$B$2]*[.$D$2]/[.C11]" office:value-type="float" office:value="0.000029312" calcext:value-type="float">
            <text:p>2.9312E-05</text:p>
          </table:table-cell>
          <table:table-cell table:formula="of:=[.$C$2]*[.$D$2]/[.C11]/[.C11]" office:value-type="float" office:value="0.000007503872" calcext:value-type="float">
            <text:p>7.503872E-06</text:p>
          </table:table-cell>
          <table:table-cell table:formula="of:=[.D11]*[.D11]" office:value-type="float" office:value="0.000000000859193344" calcext:value-type="float">
            <text:p>8.59193344E-10</text:p>
          </table:table-cell>
          <table:table-cell table:formula="of:=[.D11]+[.E11]*2" office:value-type="float" office:value="0.000044319744" calcext:value-type="float">
            <text:p>4.4319744E-05</text:p>
          </table:table-cell>
          <table:table-cell table:style-name="ce33"/>
          <table:table-cell table:formula="of:=0.99/([.$B$2]/[.C11] + 2*[.$C$2]/[.C11]/[.C11])" office:value-type="float" office:value="0.511532738095238" calcext:value-type="float">
            <text:p>5.12E-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0.0390625" calcext:value-type="float">
            <text:p>0.0390625</text:p>
          </table:table-cell>
          <table:table-cell table:formula="of:=[.$B$2]*[.$D$2]/[.C12]" office:value-type="float" office:value="0.000058624" calcext:value-type="float">
            <text:p>5.8624E-05</text:p>
          </table:table-cell>
          <table:table-cell table:formula="of:=[.$C$2]*[.$D$2]/[.C12]/[.C12]" office:value-type="float" office:value="0.000030015488" calcext:value-type="float">
            <text:p>3.0015488E-05</text:p>
          </table:table-cell>
          <table:table-cell table:formula="of:=[.D12]*[.D12]" office:value-type="float" office:value="0.000000003436773376" calcext:value-type="float">
            <text:p>3.436773376E-09</text:p>
          </table:table-cell>
          <table:table-cell table:formula="of:=[.D12]+[.E12]*2" office:value-type="float" office:value="0.000118654976" calcext:value-type="float">
            <text:p>0.000118654976</text:p>
          </table:table-cell>
          <table:table-cell table:style-name="ce32"/>
          <table:table-cell table:formula="of:=0.99/([.$B$2]/[.C12] + 2*[.$C$2]/[.C12]/[.C12])" office:value-type="float" office:value="0.191066576086957" calcext:value-type="float">
            <text:p>1.91E-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0.01953125" calcext:value-type="float">
            <text:p>0.01953125</text:p>
          </table:table-cell>
          <table:table-cell table:formula="of:=[.$B$2]*[.$D$2]/[.C13]" office:value-type="float" office:value="0.000117248" calcext:value-type="float">
            <text:p>0.000117248</text:p>
          </table:table-cell>
          <table:table-cell table:formula="of:=[.$C$2]*[.$D$2]/[.C13]/[.C13]" office:value-type="float" office:value="0.000120061952" calcext:value-type="float">
            <text:p>0.000120061952</text:p>
          </table:table-cell>
          <table:table-cell table:formula="of:=[.D13]*[.D13]" office:value-type="float" office:value="0.000000013747093504" calcext:value-type="float">
            <text:p>1.3747093504E-08</text:p>
          </table:table-cell>
          <table:table-cell table:formula="of:=[.D13]+[.E13]*2" office:value-type="float" office:value="0.000357371904" calcext:value-type="float">
            <text:p>0.000357371904</text:p>
          </table:table-cell>
          <table:table-cell table:style-name="ce32"/>
          <table:table-cell table:formula="of:=0.99/([.$B$2]/[.C13] + 2*[.$C$2]/[.C13]/[.C13])" office:value-type="float" office:value="0.0634381151574803" calcext:value-type="float">
            <text:p>6.34E-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009765625" calcext:value-type="float">
            <text:p>0.009765625</text:p>
          </table:table-cell>
          <table:table-cell table:formula="of:=[.$B$2]*[.$D$2]/[.C14]" office:value-type="float" office:value="0.000234496" calcext:value-type="float">
            <text:p>0.000234496</text:p>
          </table:table-cell>
          <table:table-cell table:formula="of:=[.$C$2]*[.$D$2]/[.C14]/[.C14]" office:value-type="float" office:value="0.000480247808" calcext:value-type="float">
            <text:p>0.000480247808</text:p>
          </table:table-cell>
          <table:table-cell table:formula="of:=[.D14]*[.D14]" office:value-type="float" office:value="0.000000054988374016" calcext:value-type="float">
            <text:p>5.4988374016E-08</text:p>
          </table:table-cell>
          <table:table-cell table:formula="of:=[.D14]+[.E14]*2" office:value-type="float" office:value="0.001194991616" calcext:value-type="float">
            <text:p>0.001194991616</text:p>
          </table:table-cell>
          <table:table-cell table:style-name="ce32"/>
          <table:table-cell table:formula="of:=0.99/([.$B$2]/[.C14] + 2*[.$C$2]/[.C14]/[.C14])" office:value-type="float" office:value="0.0189716812205651" calcext:value-type="float">
            <text:p>1.90E-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0048828125" calcext:value-type="float">
            <text:p>0.0048828125</text:p>
          </table:table-cell>
          <table:table-cell table:formula="of:=[.$B$2]*[.$D$2]/[.C15]" office:value-type="float" office:value="0.000468992" calcext:value-type="float">
            <text:p>0.000468992</text:p>
          </table:table-cell>
          <table:table-cell table:formula="of:=[.$C$2]*[.$D$2]/[.C15]/[.C15]" office:value-type="float" office:value="0.001920991232" calcext:value-type="float">
            <text:p>0.001920991232</text:p>
          </table:table-cell>
          <table:table-cell table:formula="of:=[.D15]*[.D15]" office:value-type="float" office:value="0.000000219953496064" calcext:value-type="float">
            <text:p>2.19953496064E-07</text:p>
          </table:table-cell>
          <table:table-cell table:formula="of:=[.D15]+[.E15]*2" office:value-type="float" office:value="0.004310974464" calcext:value-type="float">
            <text:p>0.004310974464</text:p>
          </table:table-cell>
          <table:table-cell table:style-name="ce32"/>
          <table:table-cell table:formula="of:=0.99/([.$B$2]/[.C15] + 2*[.$C$2]/[.C15]/[.C15])" office:value-type="float" office:value="0.00525890380221932" calcext:value-type="float">
            <text:p>5.26E-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00244140625" calcext:value-type="float">
            <text:p>0.00244140625</text:p>
          </table:table-cell>
          <table:table-cell table:formula="of:=[.$B$2]*[.$D$2]/[.C16]" office:value-type="float" office:value="0.000937984" calcext:value-type="float">
            <text:p>0.000937984</text:p>
          </table:table-cell>
          <table:table-cell table:formula="of:=[.$C$2]*[.$D$2]/[.C16]/[.C16]" office:value-type="float" office:value="0.007683964928" calcext:value-type="float">
            <text:p>0.007683964928</text:p>
          </table:table-cell>
          <table:table-cell table:formula="of:=[.D16]*[.D16]" office:value-type="float" office:value="0.000000879813984256" calcext:value-type="float">
            <text:p>8.79813984256E-07</text:p>
          </table:table-cell>
          <table:table-cell table:formula="of:=[.D16]+[.E16]*2" office:value-type="float" office:value="0.016305913856" calcext:value-type="float">
            <text:p>0.016305913856</text:p>
          </table:table-cell>
          <table:table-cell table:style-name="ce32"/>
          <table:table-cell table:formula="of:=0.99/([.$B$2]/[.C16] + 2*[.$C$2]/[.C16]/[.C16])" office:value-type="float" office:value="0.00139035445668431" calcext:value-type="float">
            <text:p>1.39E-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001220703125" calcext:value-type="float">
            <text:p>0.001220703125</text:p>
          </table:table-cell>
          <table:table-cell table:formula="of:=[.$B$2]*[.$D$2]/[.C17]" office:value-type="float" office:value="0.001875968" calcext:value-type="float">
            <text:p>0.001875968</text:p>
          </table:table-cell>
          <table:table-cell table:formula="of:=[.$C$2]*[.$D$2]/[.C17]/[.C17]" office:value-type="float" office:value="0.030735859712" calcext:value-type="float">
            <text:p>0.030735859712</text:p>
          </table:table-cell>
          <table:table-cell table:formula="of:=[.D17]*[.D17]" office:value-type="float" office:value="0.000003519255937024" calcext:value-type="float">
            <text:p>3.519255937024E-06</text:p>
          </table:table-cell>
          <table:table-cell table:formula="of:=[.D17]+[.E17]*2" office:value-type="float" office:value="0.063347687424" calcext:value-type="float">
            <text:p>0.063347687424</text:p>
          </table:table-cell>
          <table:table-cell/>
          <table:table-cell table:formula="of:=0.99/([.$B$2]/[.C17] + 2*[.$C$2]/[.C17]/[.C17])" office:value-type="float" office:value="0.000357882046242004" calcext:value-type="float">
            <text:p>3.58E-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006103515625" calcext:value-type="float">
            <text:p>0.0006103515625</text:p>
          </table:table-cell>
          <table:table-cell table:formula="of:=[.$B$2]*[.$D$2]/[.C18]" office:value-type="float" office:value="0.003751936" calcext:value-type="float">
            <text:p>0.003751936</text:p>
          </table:table-cell>
          <table:table-cell table:formula="of:=[.$C$2]*[.$D$2]/[.C18]/[.C18]" office:value-type="float" office:value="0.122943438848" calcext:value-type="float">
            <text:p>0.122943438848</text:p>
          </table:table-cell>
          <table:table-cell table:formula="of:=[.D18]*[.D18]" office:value-type="float" office:value="0.000014077023748096" calcext:value-type="float">
            <text:p>1.4077023748096E-05</text:p>
          </table:table-cell>
          <table:table-cell table:formula="of:=[.D18]+[.E18]*2" office:value-type="float" office:value="0.249638813696" calcext:value-type="float">
            <text:p>0.249638813696</text:p>
          </table:table-cell>
          <table:table-cell/>
          <table:table-cell table:formula="of:=0.99/([.$B$2]/[.C18] + 2*[.$C$2]/[.C18]/[.C18])" office:value-type="float" office:value="0.0000908152048327221" calcext:value-type="float">
            <text:p>9.08E-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0030517578125" calcext:value-type="float">
            <text:p>0.00030517578125</text:p>
          </table:table-cell>
          <table:table-cell table:formula="of:=[.$B$2]*[.$D$2]/[.C19]" office:value-type="float" office:value="0.007503872" calcext:value-type="float">
            <text:p>0.007503872</text:p>
          </table:table-cell>
          <table:table-cell table:formula="of:=[.$C$2]*[.$D$2]/[.C19]/[.C19]" office:value-type="float" office:value="0.491773755392" calcext:value-type="float">
            <text:p>0.491773755392</text:p>
          </table:table-cell>
          <table:table-cell table:formula="of:=[.D19]*[.D19]" office:value-type="float" office:value="0.000056308094992384" calcext:value-type="float">
            <text:p>5.6308094992384E-05</text:p>
          </table:table-cell>
          <table:table-cell table:formula="of:=[.D19]+[.E19]*2" office:value-type="float" office:value="0.991051382784" calcext:value-type="float">
            <text:p>0.991051382784</text:p>
          </table:table-cell>
          <table:table-cell/>
          <table:table-cell table:formula="of:=0.99/([.$B$2]/[.C19] + 2*[.$C$2]/[.C19]/[.C19])" office:value-type="float" office:value="0.0000228757059359667" calcext:value-type="float">
            <text:p>2.29E-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00152587890625" calcext:value-type="float">
            <text:p>0.000152587890625</text:p>
          </table:table-cell>
          <table:table-cell table:formula="of:=[.$B$2]*[.$D$2]/[.C20]" office:value-type="float" office:value="0.015007744" calcext:value-type="float">
            <text:p>0.015007744</text:p>
          </table:table-cell>
          <table:table-cell table:formula="of:=[.$C$2]*[.$D$2]/[.C20]/[.C20]" office:value-type="float" office:value="1.967095021568" calcext:value-type="float">
            <text:p>1.967095021568</text:p>
          </table:table-cell>
          <table:table-cell table:formula="of:=[.D20]*[.D20]" office:value-type="float" office:value="0.000225232379969536" calcext:value-type="float">
            <text:p>0.00022523237997</text:p>
          </table:table-cell>
          <table:table-cell table:formula="of:=[.D20]+[.E20]*2" office:value-type="float" office:value="3.949197787136" calcext:value-type="float">
            <text:p>3.94919778713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00762939453125" calcext:value-type="float">
            <text:p>7.62939453125E-05</text:p>
          </table:table-cell>
          <table:table-cell table:formula="of:=[.$B$2]*[.$D$2]/[.C21]" office:value-type="float" office:value="0.030015488" calcext:value-type="float">
            <text:p>0.030015488</text:p>
          </table:table-cell>
          <table:table-cell table:formula="of:=[.$C$2]*[.$D$2]/[.C21]/[.C21]" office:value-type="float" office:value="7.868380086272" calcext:value-type="float">
            <text:p>7.868380086272</text:p>
          </table:table-cell>
          <table:table-cell table:formula="of:=[.D21]*[.D21]" office:value-type="float" office:value="0.000900929519878144" calcext:value-type="float">
            <text:p>0.000900929519878</text:p>
          </table:table-cell>
          <table:table-cell table:formula="of:=[.D21]+[.E21]*2" office:value-type="float" office:value="15.766775660544" calcext:value-type="float">
            <text:p>15.76677566054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003814697265625" calcext:value-type="float">
            <text:p>3.814697265625E-05</text:p>
          </table:table-cell>
          <table:table-cell table:formula="of:=[.$B$2]*[.$D$2]/[.C22]" office:value-type="float" office:value="0.060030976" calcext:value-type="float">
            <text:p>0.060030976</text:p>
          </table:table-cell>
          <table:table-cell table:formula="of:=[.$C$2]*[.$D$2]/[.C22]/[.C22]" office:value-type="float" office:value="31.473520345088" calcext:value-type="float">
            <text:p>31.473520345088</text:p>
          </table:table-cell>
          <table:table-cell table:formula="of:=[.D22]*[.D22]" office:value-type="float" office:value="0.00360371807951258" calcext:value-type="float">
            <text:p>0.003603718079513</text:p>
          </table:table-cell>
          <table:table-cell table:formula="of:=[.D22]+[.E22]*2" office:value-type="float" office:value="63.007071666176" calcext:value-type="float">
            <text:p>63.00707166617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0019073486328125" calcext:value-type="float">
            <text:p>1.9073486328125E-05</text:p>
          </table:table-cell>
          <table:table-cell table:formula="of:=[.$B$2]*[.$D$2]/[.C23]" office:value-type="float" office:value="0.120061952" calcext:value-type="float">
            <text:p>0.120061952</text:p>
          </table:table-cell>
          <table:table-cell table:formula="of:=[.$C$2]*[.$D$2]/[.C23]/[.C23]" office:value-type="float" office:value="125.894081380352" calcext:value-type="float">
            <text:p>125.894081380352</text:p>
          </table:table-cell>
          <table:table-cell table:formula="of:=[.D23]*[.D23]" office:value-type="float" office:value="0.0144148723180503" calcext:value-type="float">
            <text:p>0.01441487231805</text:p>
          </table:table-cell>
          <table:table-cell table:formula="of:=[.D23]+[.E23]*2" office:value-type="float" office:value="251.908224712704" calcext:value-type="float">
            <text:p>251.90822471270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pe=0.001" table:style-name="ta1">
        <table:table-column table:style-name="co1" table:number-columns-repeated="8" table:default-cell-style-name="Default"/>
        <table:table-column table:style-name="co1" table:default-cell-style-name="ce2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5" office:value-type="float" office:value="2000" calcext:value-type="float">
            <text:p>2.00E+03</text:p>
          </table:table-cell>
          <table:table-cell table:style-name="ce25" office:value-type="float" office:value="0.001" calcext:value-type="float">
            <text:p>1.00E-03</text:p>
          </table:table-cell>
          <table:table-cell table:style-name="ce29" table:formula="of:=[.B2]*[.A2]/[.E2]" office:value-type="float" office:value="2000" calcext:value-type="float">
            <text:p>2.00E+03</text:p>
          </table:table-cell>
          <table:table-cell table:style-name="ce25" office:value-type="float" office:value="0.00000369" calcext:value-type="float">
            <text:p>3.69E-06</text:p>
          </table:table-cell>
          <table:table-cell table:style-name="ce30" office:value-type="float" office:value="0.001" calcext:value-type="float">
            <text:p>0.00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5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50" calcext:value-type="float">
            <text:p>250</text:p>
          </table:table-cell>
          <table:table-cell table:formula="of:=[.$B$2]*[.$D$2]/[.C6]" office:value-type="float" office:value="0.00000000001476" calcext:value-type="float">
            <text:p>1.476E-11</text:p>
          </table:table-cell>
          <table:table-cell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22" calcext:value-type="float">
            <text:p>2.178576E-22</text:p>
          </table:table-cell>
          <table:table-cell table:formula="of:=[.D6]+[.E6]*2" office:value-type="float" office:value="0.00000023617476" calcext:value-type="float">
            <text:p>2.3617476E-07</text:p>
          </table:table-cell>
          <table:table-cell table:style-name="ce32"/>
          <table:table-cell table:formula="of:=0.99/([.$B$2]/[.C6] + 2*[.$C$2]/[.C6]/[.C6])" office:value-type="float" office:value="15.467783263546" calcext:value-type="float">
            <text:p>1.55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25" calcext:value-type="float">
            <text:p>125</text:p>
          </table:table-cell>
          <table:table-cell table:formula="of:=[.$B$2]*[.$D$2]/[.C7]" office:value-type="float" office:value="0.00000000002952" calcext:value-type="float">
            <text:p>2.952E-11</text:p>
          </table:table-cell>
          <table:table-cell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22" calcext:value-type="float">
            <text:p>8.714304E-22</text:p>
          </table:table-cell>
          <table:table-cell table:formula="of:=[.D7]+[.E7]*2" office:value-type="float" office:value="0.00000094466952" calcext:value-type="float">
            <text:p>9.4466952E-07</text:p>
          </table:table-cell>
          <table:table-cell/>
          <table:table-cell table:formula="of:=0.99/([.$B$2]/[.C7] + 2*[.$C$2]/[.C7]/[.C7])" office:value-type="float" office:value="3.86706665416706" calcext:value-type="float">
            <text:p>3.87E+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2.5" calcext:value-type="float">
            <text:p>62.5</text:p>
          </table:table-cell>
          <table:table-cell table:formula="of:=[.$B$2]*[.$D$2]/[.C8]" office:value-type="float" office:value="0.00000000005904" calcext:value-type="float">
            <text:p>5.904E-11</text:p>
          </table:table-cell>
          <table:table-cell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21" calcext:value-type="float">
            <text:p>3.4857216E-21</text:p>
          </table:table-cell>
          <table:table-cell table:formula="of:=[.D8]+[.E8]*2" office:value-type="float" office:value="0.00000377861904" calcext:value-type="float">
            <text:p>3.77861904E-06</text:p>
          </table:table-cell>
          <table:table-cell/>
          <table:table-cell table:formula="of:=0.99/([.$B$2]/[.C8] + 2*[.$C$2]/[.C8]/[.C8])" office:value-type="float" office:value="0.966781769034859" calcext:value-type="float">
            <text:p>9.67E-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1.25" calcext:value-type="float">
            <text:p>31.25</text:p>
          </table:table-cell>
          <table:table-cell table:formula="of:=[.$B$2]*[.$D$2]/[.C9]" office:value-type="float" office:value="0.00000000011808" calcext:value-type="float">
            <text:p>1.1808E-10</text:p>
          </table:table-cell>
          <table:table-cell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1.39428864E-020" calcext:value-type="float">
            <text:p>1.39428864E-20</text:p>
          </table:table-cell>
          <table:table-cell table:formula="of:=[.D9]+[.E9]*2" office:value-type="float" office:value="0.00001511435808" calcext:value-type="float">
            <text:p>1.511435808E-05</text:p>
          </table:table-cell>
          <table:table-cell/>
          <table:table-cell table:formula="of:=0.99/([.$B$2]/[.C9] + 2*[.$C$2]/[.C9]/[.C9])" office:value-type="float" office:value="0.241697330489605" calcext:value-type="float">
            <text:p>2.42E-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5.625" calcext:value-type="float">
            <text:p>15.625</text:p>
          </table:table-cell>
          <table:table-cell table:formula="of:=[.$B$2]*[.$D$2]/[.C10]" office:value-type="float" office:value="0.00000000023616" calcext:value-type="float">
            <text:p>2.3616E-10</text:p>
          </table:table-cell>
          <table:table-cell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5.57715456E-020" calcext:value-type="float">
            <text:p>5.57715456E-20</text:p>
          </table:table-cell>
          <table:table-cell table:formula="of:=[.D10]+[.E10]*2" office:value-type="float" office:value="0.00006045719616" calcext:value-type="float">
            <text:p>6.045719616E-05</text:p>
          </table:table-cell>
          <table:table-cell table:style-name="ce32"/>
          <table:table-cell table:formula="of:=0.99/([.$B$2]/[.C10] + 2*[.$C$2]/[.C10]/[.C10])" office:value-type="float" office:value="0.0604245686540287" calcext:value-type="float">
            <text:p>6.04E-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7.8125" calcext:value-type="float">
            <text:p>7.8125</text:p>
          </table:table-cell>
          <table:table-cell table:formula="of:=[.$B$2]*[.$D$2]/[.C11]" office:value-type="float" office:value="0.00000000047232" calcext:value-type="float">
            <text:p>4.7232E-10</text:p>
          </table:table-cell>
          <table:table-cell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2.230861824E-019" calcext:value-type="float">
            <text:p>2.230861824E-19</text:p>
          </table:table-cell>
          <table:table-cell table:formula="of:=[.D11]+[.E11]*2" office:value-type="float" office:value="0.00024182831232" calcext:value-type="float">
            <text:p>0.00024182831232</text:p>
          </table:table-cell>
          <table:table-cell table:style-name="ce33"/>
          <table:table-cell table:formula="of:=0.99/([.$B$2]/[.C11] + 2*[.$C$2]/[.C11]/[.C11])" office:value-type="float" office:value="0.0151061716676335" calcext:value-type="float">
            <text:p>1.51E-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3.90625" calcext:value-type="float">
            <text:p>3.90625</text:p>
          </table:table-cell>
          <table:table-cell table:formula="of:=[.$B$2]*[.$D$2]/[.C12]" office:value-type="float" office:value="0.00000000094464" calcext:value-type="float">
            <text:p>9.4464E-10</text:p>
          </table:table-cell>
          <table:table-cell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8.923447296E-019" calcext:value-type="float">
            <text:p>8.923447296E-19</text:p>
          </table:table-cell>
          <table:table-cell table:formula="of:=[.D12]+[.E12]*2" office:value-type="float" office:value="0.00096731230464" calcext:value-type="float">
            <text:p>0.00096731230464</text:p>
          </table:table-cell>
          <table:table-cell table:style-name="ce32"/>
          <table:table-cell table:formula="of:=0.99/([.$B$2]/[.C12] + 2*[.$C$2]/[.C12]/[.C12])" office:value-type="float" office:value="0.00377654660493496" calcext:value-type="float">
            <text:p>3.78E-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1.953125" calcext:value-type="float">
            <text:p>1.953125</text:p>
          </table:table-cell>
          <table:table-cell table:formula="of:=[.$B$2]*[.$D$2]/[.C13]" office:value-type="float" office:value="0.00000000188928" calcext:value-type="float">
            <text:p>1.88928E-09</text:p>
          </table:table-cell>
          <table:table-cell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3.5693789184E-018" calcext:value-type="float">
            <text:p>3.5693789184E-18</text:p>
          </table:table-cell>
          <table:table-cell table:formula="of:=[.D13]+[.E13]*2" office:value-type="float" office:value="0.00386924732928" calcext:value-type="float">
            <text:p>0.00386924732928</text:p>
          </table:table-cell>
          <table:table-cell table:style-name="ce32"/>
          <table:table-cell table:formula="of:=0.99/([.$B$2]/[.C13] + 2*[.$C$2]/[.C13]/[.C13])" office:value-type="float" office:value="0.000944137112237738" calcext:value-type="float">
            <text:p>9.44E-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9765625" calcext:value-type="float">
            <text:p>0.9765625</text:p>
          </table:table-cell>
          <table:table-cell table:formula="of:=[.$B$2]*[.$D$2]/[.C14]" office:value-type="float" office:value="0.00000000377856" calcext:value-type="float">
            <text:p>3.77856E-09</text:p>
          </table:table-cell>
          <table:table-cell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1.42775156736E-017" calcext:value-type="float">
            <text:p>1.42775156736E-17</text:p>
          </table:table-cell>
          <table:table-cell table:formula="of:=[.D14]+[.E14]*2" office:value-type="float" office:value="0.01547698553856" calcext:value-type="float">
            <text:p>0.01547698553856</text:p>
          </table:table-cell>
          <table:table-cell table:style-name="ce32"/>
          <table:table-cell table:formula="of:=0.99/([.$B$2]/[.C14] + 2*[.$C$2]/[.C14]/[.C14])" office:value-type="float" office:value="0.000236034335684977" calcext:value-type="float">
            <text:p>2.36E-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48828125" calcext:value-type="float">
            <text:p>0.48828125</text:p>
          </table:table-cell>
          <table:table-cell table:formula="of:=[.$B$2]*[.$D$2]/[.C15]" office:value-type="float" office:value="0.00000000755712" calcext:value-type="float">
            <text:p>7.55712E-09</text:p>
          </table:table-cell>
          <table:table-cell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5.71100626944E-017" calcext:value-type="float">
            <text:p>5.71100626944E-17</text:p>
          </table:table-cell>
          <table:table-cell table:formula="of:=[.D15]+[.E15]*2" office:value-type="float" office:value="0.06190793459712" calcext:value-type="float">
            <text:p>0.06190793459712</text:p>
          </table:table-cell>
          <table:table-cell table:style-name="ce32"/>
          <table:table-cell table:formula="of:=0.99/([.$B$2]/[.C15] + 2*[.$C$2]/[.C15]/[.C15])" office:value-type="float" office:value="0.0000590085911244396" calcext:value-type="float">
            <text:p>5.90E-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44140625" calcext:value-type="float">
            <text:p>0.244140625</text:p>
          </table:table-cell>
          <table:table-cell table:formula="of:=[.$B$2]*[.$D$2]/[.C16]" office:value-type="float" office:value="0.00000001511424" calcext:value-type="float">
            <text:p>1.511424E-08</text:p>
          </table:table-cell>
          <table:table-cell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2.284402507776E-016" calcext:value-type="float">
            <text:p>2.284402507776E-16</text:p>
          </table:table-cell>
          <table:table-cell table:formula="of:=[.D16]+[.E16]*2" office:value-type="float" office:value="0.24763172327424" calcext:value-type="float">
            <text:p>0.24763172327424</text:p>
          </table:table-cell>
          <table:table-cell table:style-name="ce32"/>
          <table:table-cell table:formula="of:=0.99/([.$B$2]/[.C16] + 2*[.$C$2]/[.C16]/[.C16])" office:value-type="float" office:value="0.0000147521486815095" calcext:value-type="float">
            <text:p>1.48E-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20703125" calcext:value-type="float">
            <text:p>0.1220703125</text:p>
          </table:table-cell>
          <table:table-cell table:formula="of:=[.$B$2]*[.$D$2]/[.C17]" office:value-type="float" office:value="0.00000003022848" calcext:value-type="float">
            <text:p>3.022848E-08</text:p>
          </table:table-cell>
          <table:table-cell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9.137610031104E-016" calcext:value-type="float">
            <text:p>9.137610031104E-16</text:p>
          </table:table-cell>
          <table:table-cell table:formula="of:=[.D17]+[.E17]*2" office:value-type="float" office:value="0.99052686286848" calcext:value-type="float">
            <text:p>0.99052686286848</text:p>
          </table:table-cell>
          <table:table-cell/>
          <table:table-cell table:formula="of:=0.99/([.$B$2]/[.C17] + 2*[.$C$2]/[.C17]/[.C17])" office:value-type="float" office:value="0.00000368803728292733" calcext:value-type="float">
            <text:p>3.69E-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103515625" calcext:value-type="float">
            <text:p>0.06103515625</text:p>
          </table:table-cell>
          <table:table-cell table:formula="of:=[.$B$2]*[.$D$2]/[.C18]" office:value-type="float" office:value="0.00000006045696" calcext:value-type="float">
            <text:p>6.045696E-08</text:p>
          </table:table-cell>
          <table:table-cell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3.6550440124416E-015" calcext:value-type="float">
            <text:p>3.6550440124416E-15</text:p>
          </table:table-cell>
          <table:table-cell table:formula="of:=[.D18]+[.E18]*2" office:value-type="float" office:value="3.96210739101696" calcext:value-type="float">
            <text:p>3.962107391016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0517578125" calcext:value-type="float">
            <text:p>0.030517578125</text:p>
          </table:table-cell>
          <table:table-cell table:formula="of:=[.$B$2]*[.$D$2]/[.C19]" office:value-type="float" office:value="0.00000012091392" calcext:value-type="float">
            <text:p>1.2091392E-07</text:p>
          </table:table-cell>
          <table:table-cell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000000146201760497664" calcext:value-type="float">
            <text:p>1.46201760497664E-14</text:p>
          </table:table-cell>
          <table:table-cell table:formula="of:=[.D19]+[.E19]*2" office:value-type="float" office:value="15.8484294431539" calcext:value-type="float">
            <text:p>15.848429443153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52587890625" calcext:value-type="float">
            <text:p>0.0152587890625</text:p>
          </table:table-cell>
          <table:table-cell table:formula="of:=[.$B$2]*[.$D$2]/[.C20]" office:value-type="float" office:value="0.00000024182784" calcext:value-type="float">
            <text:p>2.4182784E-07</text:p>
          </table:table-cell>
          <table:table-cell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000000584807041990656" calcext:value-type="float">
            <text:p>5.84807041990656E-14</text:p>
          </table:table-cell>
          <table:table-cell table:formula="of:=[.D20]+[.E20]*2" office:value-type="float" office:value="63.3937175307879" calcext:value-type="float">
            <text:p>63.393717530787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762939453125" calcext:value-type="float">
            <text:p>0.00762939453125</text:p>
          </table:table-cell>
          <table:table-cell table:formula="of:=[.$B$2]*[.$D$2]/[.C21]" office:value-type="float" office:value="0.00000048365568" calcext:value-type="float">
            <text:p>4.8365568E-07</text:p>
          </table:table-cell>
          <table:table-cell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000000233922816796262" calcext:value-type="float">
            <text:p>2.33922816796262E-13</text:p>
          </table:table-cell>
          <table:table-cell table:formula="of:=[.D21]+[.E21]*2" office:value-type="float" office:value="253.574869639496" calcext:value-type="float">
            <text:p>253.57486963949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3814697265625" calcext:value-type="float">
            <text:p>0.003814697265625</text:p>
          </table:table-cell>
          <table:table-cell table:formula="of:=[.$B$2]*[.$D$2]/[.C22]" office:value-type="float" office:value="0.00000096731136" calcext:value-type="float">
            <text:p>9.6731136E-07</text:p>
          </table:table-cell>
          <table:table-cell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00000093569126718505" calcext:value-type="float">
            <text:p>9.3569126718505E-13</text:p>
          </table:table-cell>
          <table:table-cell table:formula="of:=[.D22]+[.E22]*2" office:value-type="float" office:value="1014.29947759067" calcext:value-type="float">
            <text:p>1014.2994775906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19073486328125" calcext:value-type="float">
            <text:p>0.001907348632813</text:p>
          </table:table-cell>
          <table:table-cell table:formula="of:=[.$B$2]*[.$D$2]/[.C23]" office:value-type="float" office:value="0.00000193462272" calcext:value-type="float">
            <text:p>1.93462272E-06</text:p>
          </table:table-cell>
          <table:table-cell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00000037427650687402" calcext:value-type="float">
            <text:p>3.7427650687402E-12</text:p>
          </table:table-cell>
          <table:table-cell table:formula="of:=[.D23]+[.E23]*2" office:value-type="float" office:value="4057.19790842806" calcext:value-type="float">
            <text:p>4057.1979084280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solid" table:style-name="ta1">
        <table:table-column table:style-name="co1" table:number-columns-repeated="5" table:default-cell-style-name="Default"/>
        <table:table-column table:style-name="co1" table:default-cell-style-name="ce25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5" office:value-type="float" office:value="2000" calcext:value-type="float">
            <text:p>2.00E+03</text:p>
          </table:table-cell>
          <table:table-cell table:style-name="ce36" office:value-type="float" office:value="2000" calcext:value-type="float">
            <text:p>2.00E+03</text:p>
          </table:table-cell>
          <table:table-cell table:style-name="ce25" office:value-type="float" office:value="0.000059" calcext:value-type="float">
            <text:p>5.90E-05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2*d_s</text:p>
          </table:table-cell>
          <table:table-cell table:style-name="Default" office:value-type="string" calcext:value-type="string">
            <text:p>d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50" calcext:value-type="float">
            <text:p>250</text:p>
          </table:table-cell>
          <table:table-cell table:formula="of:=[.$B$2]*[.$C$2]/[.C6]/[.C6]" office:value-type="float" office:value="0.000001888" calcext:value-type="float">
            <text:p>1.888E-06</text:p>
          </table:table-cell>
          <table:table-cell table:formula="of:=[.D6]*2" office:value-type="float" office:value="0.000003776" calcext:value-type="float">
            <text:p>3.776E-06</text:p>
          </table:table-cell>
          <table:table-cell table:formula="of:=0.99*[.C6]*[.C6]/[.$B$2]/2" office:value-type="float" office:value="15.46875" calcext:value-type="float">
            <text:p>1.55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25" calcext:value-type="float">
            <text:p>125</text:p>
          </table:table-cell>
          <table:table-cell table:formula="of:=[.$B$2]*[.$C$2]/[.C7]/[.C7]" office:value-type="float" office:value="0.000007552" calcext:value-type="float">
            <text:p>7.552E-06</text:p>
          </table:table-cell>
          <table:table-cell table:formula="of:=[.D7]*2" office:value-type="float" office:value="0.000015104" calcext:value-type="float">
            <text:p>1.5104E-05</text:p>
          </table:table-cell>
          <table:table-cell table:formula="of:=0.99*[.C7]*[.C7]/[.$B$2]/2" office:value-type="float" office:value="3.8671875" calcext:value-type="float">
            <text:p>3.87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2.5" calcext:value-type="float">
            <text:p>62.5</text:p>
          </table:table-cell>
          <table:table-cell table:formula="of:=[.$B$2]*[.$C$2]/[.C8]/[.C8]" office:value-type="float" office:value="0.000030208" calcext:value-type="float">
            <text:p>3.0208E-05</text:p>
          </table:table-cell>
          <table:table-cell table:formula="of:=[.D8]*2" office:value-type="float" office:value="0.000060416" calcext:value-type="float">
            <text:p>6.0416E-05</text:p>
          </table:table-cell>
          <table:table-cell table:formula="of:=0.99*[.C8]*[.C8]/[.$B$2]/2" office:value-type="float" office:value="0.966796875" calcext:value-type="float">
            <text:p>9.6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1.25" calcext:value-type="float">
            <text:p>31.25</text:p>
          </table:table-cell>
          <table:table-cell table:formula="of:=[.$B$2]*[.$C$2]/[.C9]/[.C9]" office:value-type="float" office:value="0.000120832" calcext:value-type="float">
            <text:p>0.000120832</text:p>
          </table:table-cell>
          <table:table-cell table:formula="of:=[.D9]*2" office:value-type="float" office:value="0.000241664" calcext:value-type="float">
            <text:p>0.000241664</text:p>
          </table:table-cell>
          <table:table-cell table:formula="of:=0.99*[.C9]*[.C9]/[.$B$2]/2" office:value-type="float" office:value="0.24169921875" calcext:value-type="float">
            <text:p>2.42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5.625" calcext:value-type="float">
            <text:p>15.625</text:p>
          </table:table-cell>
          <table:table-cell table:formula="of:=[.$B$2]*[.$C$2]/[.C10]/[.C10]" office:value-type="float" office:value="0.000483328" calcext:value-type="float">
            <text:p>0.000483328</text:p>
          </table:table-cell>
          <table:table-cell table:formula="of:=[.D10]*2" office:value-type="float" office:value="0.000966656" calcext:value-type="float">
            <text:p>0.000966656</text:p>
          </table:table-cell>
          <table:table-cell table:formula="of:=0.99*[.C10]*[.C10]/[.$B$2]/2" office:value-type="float" office:value="0.0604248046875" calcext:value-type="float">
            <text:p>6.04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7.8125" calcext:value-type="float">
            <text:p>7.8125</text:p>
          </table:table-cell>
          <table:table-cell table:formula="of:=[.$B$2]*[.$C$2]/[.C11]/[.C11]" office:value-type="float" office:value="0.001933312" calcext:value-type="float">
            <text:p>0.001933312</text:p>
          </table:table-cell>
          <table:table-cell table:formula="of:=[.D11]*2" office:value-type="float" office:value="0.003866624" calcext:value-type="float">
            <text:p>0.003866624</text:p>
          </table:table-cell>
          <table:table-cell table:formula="of:=0.99*[.C11]*[.C11]/[.$B$2]/2" office:value-type="float" office:value="0.015106201171875" calcext:value-type="float">
            <text:p>1.51E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3.90625" calcext:value-type="float">
            <text:p>3.90625</text:p>
          </table:table-cell>
          <table:table-cell table:formula="of:=[.$B$2]*[.$C$2]/[.C12]/[.C12]" office:value-type="float" office:value="0.007733248" calcext:value-type="float">
            <text:p>0.007733248</text:p>
          </table:table-cell>
          <table:table-cell table:formula="of:=[.D12]*2" office:value-type="float" office:value="0.015466496" calcext:value-type="float">
            <text:p>0.015466496</text:p>
          </table:table-cell>
          <table:table-cell table:formula="of:=0.99*[.C12]*[.C12]/[.$B$2]/2" office:value-type="float" office:value="0.00377655029296875" calcext:value-type="float">
            <text:p>3.78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1.953125" calcext:value-type="float">
            <text:p>1.953125</text:p>
          </table:table-cell>
          <table:table-cell table:formula="of:=[.$B$2]*[.$C$2]/[.C13]/[.C13]" office:value-type="float" office:value="0.030932992" calcext:value-type="float">
            <text:p>0.030932992</text:p>
          </table:table-cell>
          <table:table-cell table:formula="of:=[.D13]*2" office:value-type="float" office:value="0.061865984" calcext:value-type="float">
            <text:p>0.061865984</text:p>
          </table:table-cell>
          <table:table-cell table:formula="of:=0.99*[.C13]*[.C13]/[.$B$2]/2" office:value-type="float" office:value="0.000944137573242188" calcext:value-type="float">
            <text:p>9.44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9765625" calcext:value-type="float">
            <text:p>0.9765625</text:p>
          </table:table-cell>
          <table:table-cell table:formula="of:=[.$B$2]*[.$C$2]/[.C14]/[.C14]" office:value-type="float" office:value="0.123731968" calcext:value-type="float">
            <text:p>0.123731968</text:p>
          </table:table-cell>
          <table:table-cell table:formula="of:=[.D14]*2" office:value-type="float" office:value="0.247463936" calcext:value-type="float">
            <text:p>0.247463936</text:p>
          </table:table-cell>
          <table:table-cell table:formula="of:=0.99*[.C14]*[.C14]/[.$B$2]/2" office:value-type="float" office:value="0.000236034393310547" calcext:value-type="float">
            <text:p>2.36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48828125" calcext:value-type="float">
            <text:p>0.48828125</text:p>
          </table:table-cell>
          <table:table-cell table:formula="of:=[.$B$2]*[.$C$2]/[.C15]/[.C15]" office:value-type="float" office:value="0.494927872" calcext:value-type="float">
            <text:p>0.494927872</text:p>
          </table:table-cell>
          <table:table-cell table:formula="of:=[.D15]*2" office:value-type="float" office:value="0.989855744" calcext:value-type="float">
            <text:p>0.989855744</text:p>
          </table:table-cell>
          <table:table-cell table:formula="of:=0.99*[.C15]*[.C15]/[.$B$2]/2" office:value-type="float" office:value="0.0000590085983276367" calcext:value-type="float">
            <text:p>5.9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44140625" calcext:value-type="float">
            <text:p>0.244140625</text:p>
          </table:table-cell>
          <table:table-cell table:formula="of:=[.$B$2]*[.$C$2]/[.C16]/[.C16]" office:value-type="float" office:value="1.979711488" calcext:value-type="float">
            <text:p>1.979711488</text:p>
          </table:table-cell>
          <table:table-cell table:formula="of:=[.D16]*2" office:value-type="float" office:value="3.959422976" calcext:value-type="float">
            <text:p>3.959422976</text:p>
          </table:table-cell>
          <table:table-cell table:formula="of:=0.99*[.C16]*[.C16]/[.$B$2]/2" office:value-type="float" office:value="0.0000147521495819092" calcext:value-type="float">
            <text:p>1.48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20703125" calcext:value-type="float">
            <text:p>0.1220703125</text:p>
          </table:table-cell>
          <table:table-cell table:formula="of:=[.$B$2]*[.$C$2]/[.C17]/[.C17]" office:value-type="float" office:value="7.918845952" calcext:value-type="float">
            <text:p>7.918845952</text:p>
          </table:table-cell>
          <table:table-cell table:formula="of:=[.D17]*2" office:value-type="float" office:value="15.837691904" calcext:value-type="float">
            <text:p>15.837691904</text:p>
          </table:table-cell>
          <table:table-cell table:formula="of:=0.99*[.C17]*[.C17]/[.$B$2]/2" office:value-type="float" office:value="0.00000368803739547729" calcext:value-type="float">
            <text:p>3.69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103515625" calcext:value-type="float">
            <text:p>0.06103515625</text:p>
          </table:table-cell>
          <table:table-cell table:formula="of:=[.$B$2]*[.$C$2]/[.C18]/[.C18]" office:value-type="float" office:value="31.675383808" calcext:value-type="float">
            <text:p>31.675383808</text:p>
          </table:table-cell>
          <table:table-cell table:formula="of:=[.D18]*2" office:value-type="float" office:value="63.350767616" calcext:value-type="float">
            <text:p>63.3507676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0517578125" calcext:value-type="float">
            <text:p>0.030517578125</text:p>
          </table:table-cell>
          <table:table-cell table:formula="of:=[.$B$2]*[.$C$2]/[.C19]/[.C19]" office:value-type="float" office:value="126.701535232" calcext:value-type="float">
            <text:p>126.701535232</text:p>
          </table:table-cell>
          <table:table-cell table:formula="of:=[.D19]*2" office:value-type="float" office:value="253.403070464" calcext:value-type="float">
            <text:p>253.4030704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52587890625" calcext:value-type="float">
            <text:p>0.0152587890625</text:p>
          </table:table-cell>
          <table:table-cell table:formula="of:=[.$B$2]*[.$C$2]/[.C20]/[.C20]" office:value-type="float" office:value="506.806140928" calcext:value-type="float">
            <text:p>506.806140928</text:p>
          </table:table-cell>
          <table:table-cell table:formula="of:=[.D20]*2" office:value-type="float" office:value="1013.612281856" calcext:value-type="float">
            <text:p>1013.6122818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762939453125" calcext:value-type="float">
            <text:p>0.00762939453125</text:p>
          </table:table-cell>
          <table:table-cell table:formula="of:=[.$B$2]*[.$C$2]/[.C21]/[.C21]" office:value-type="float" office:value="2027.224563712" calcext:value-type="float">
            <text:p>2027.224563712</text:p>
          </table:table-cell>
          <table:table-cell table:formula="of:=[.D21]*2" office:value-type="float" office:value="4054.449127424" calcext:value-type="float">
            <text:p>4054.4491274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3814697265625" calcext:value-type="float">
            <text:p>0.003814697265625</text:p>
          </table:table-cell>
          <table:table-cell table:formula="of:=[.$B$2]*[.$C$2]/[.C22]/[.C22]" office:value-type="float" office:value="8108.898254848" calcext:value-type="float">
            <text:p>8108.898254848</text:p>
          </table:table-cell>
          <table:table-cell table:formula="of:=[.D22]*2" office:value-type="float" office:value="16217.796509696" calcext:value-type="float">
            <text:p>16217.7965096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19073486328125" calcext:value-type="float">
            <text:p>0.001907348632813</text:p>
          </table:table-cell>
          <table:table-cell table:formula="of:=[.$B$2]*[.$C$2]/[.C23]/[.C23]" office:value-type="float" office:value="32435.593019392" calcext:value-type="float">
            <text:p>32435.593019392</text:p>
          </table:table-cell>
          <table:table-cell table:formula="of:=[.D23]*2" office:value-type="float" office:value="64871.186038784" calcext:value-type="float">
            <text:p>64871.186038784</text:p>
          </table:table-cell>
          <table:table-cell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25"/>
        <table:table-column table:style-name="co8" table:default-cell-style-name="ce25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" calcext:value-type="float">
            <text:p>6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231" calcext:value-type="float">
            <text:p>2.31E-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7414207" calcext:value-type="float">
            <text:p>7.41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9847274" calcext:value-type="float">
            <text:p>9.85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 8 cells, T=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05552" calcext:value-type="float">
            <text:p>1.06E+05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6881635" calcext:value-type="float">
            <text:p>6.88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0229" calcext:value-type="float">
            <text:p>2.29E-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 cells has large discEr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_f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001" calcext:value-type="float">
            <text:p>1.00E-07</text:p>
          </table:table-cell>
          <table:table-cell office:value-type="float" office:value="808271" calcext:value-type="float">
            <text:p>8.08E+05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use case8 also 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48787" calcext:value-type="float">
            <text:p>1.49E+05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8:38:04.801640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1-14T11:44:44.293229985</dc:date>
    <meta:editing-duration>PT3H47M34S</meta:editing-duration>
    <meta:editing-cycles>24</meta:editing-cycles>
    <meta:generator>LibreOffice/6.0.7.3$Linux_X86_64 LibreOffice_project/00m0$Build-3</meta:generator>
    <meta:document-statistic meta:table-count="5" meta:cell-count="1129" meta:object-count="0"/>
  </office:meta>
</office:document-meta>
</file>